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4f125" officeooo:paragraph-rsid="0003833d" style:font-size-asian="12pt" style:font-size-complex="12pt"/>
    </style:style>
    <style:style style:name="P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4f125" officeooo:paragraph-rsid="003c12ed" style:font-size-asian="12pt" style:font-size-complex="12pt"/>
    </style:style>
    <style:style style:name="P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4f125" officeooo:paragraph-rsid="003ed3b9" style:font-size-asian="12pt" style:font-size-complex="12pt"/>
    </style:style>
    <style:style style:name="P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4f125" officeooo:paragraph-rsid="00400af8" style:font-size-asian="12pt" style:font-size-complex="12pt"/>
    </style:style>
    <style:style style:name="P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085dc6" officeooo:paragraph-rsid="00085dc6" style:font-size-asian="12pt" style:font-size-complex="12pt"/>
    </style:style>
    <style:style style:name="P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08714f" officeooo:paragraph-rsid="0008714f" style:font-size-asian="12pt" style:font-size-complex="12pt"/>
    </style:style>
    <style:style style:name="P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653acd" officeooo:paragraph-rsid="0008f1c9" style:font-size-asian="12pt" style:font-size-complex="12pt"/>
    </style:style>
    <style:style style:name="P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793a54" officeooo:paragraph-rsid="0008f1c9" style:font-size-asian="12pt" style:font-size-complex="12pt"/>
    </style:style>
    <style:style style:name="P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7da7bb" officeooo:paragraph-rsid="0008f1c9" style:font-size-asian="12pt" style:font-size-complex="12pt"/>
    </style:style>
    <style:style style:name="P1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cad4f5" officeooo:paragraph-rsid="0008f1c9" style:font-size-asian="12pt" style:font-size-complex="12pt"/>
    </style:style>
    <style:style style:name="P1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b602cf" officeooo:paragraph-rsid="0008f1c9" style:font-size-asian="12pt" style:font-size-complex="12pt"/>
    </style:style>
    <style:style style:name="P1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dbdf89" officeooo:paragraph-rsid="00091c48" style:font-size-asian="12pt" style:font-size-complex="12pt"/>
    </style:style>
    <style:style style:name="P1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db06cc" officeooo:paragraph-rsid="00091c48" style:font-size-asian="12pt" style:font-size-complex="12pt"/>
    </style:style>
    <style:style style:name="P1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183e18" officeooo:paragraph-rsid="001dfcff" style:font-size-asian="12pt" style:font-size-complex="12pt"/>
    </style:style>
    <style:style style:name="P1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187172" officeooo:paragraph-rsid="00187172" style:font-size-asian="12pt" style:font-size-complex="12pt"/>
    </style:style>
    <style:style style:name="P1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19a562" officeooo:paragraph-rsid="0019a562" style:font-size-asian="12pt" style:font-size-complex="12pt"/>
    </style:style>
    <style:style style:name="P1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1b9b4c" officeooo:paragraph-rsid="001b9b4c" style:font-size-asian="12pt" style:font-size-complex="12pt"/>
    </style:style>
    <style:style style:name="P1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1dfcff" officeooo:paragraph-rsid="001dfcff" style:font-size-asian="12pt" style:font-size-complex="12pt"/>
    </style:style>
    <style:style style:name="P1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269efb" officeooo:paragraph-rsid="00269efb" style:font-size-asian="12pt" style:font-size-complex="12pt"/>
    </style:style>
    <style:style style:name="P2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276935" officeooo:paragraph-rsid="00276935" style:font-size-asian="12pt" style:font-size-complex="12pt"/>
    </style:style>
    <style:style style:name="P2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2aceb0" officeooo:paragraph-rsid="002aceb0" style:font-size-asian="12pt" style:font-size-complex="12pt"/>
    </style:style>
    <style:style style:name="P2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41a968" officeooo:paragraph-rsid="0041a968" style:font-size-asian="12pt" style:font-size-complex="12pt"/>
    </style:style>
    <style:style style:name="P2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a62b0" officeooo:paragraph-rsid="0006e09b" style:font-size-asian="12pt" style:font-style-asian="normal" style:font-size-complex="12pt" style:font-style-complex="normal"/>
    </style:style>
    <style:style style:name="P2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572edc" officeooo:paragraph-rsid="00085dc6" style:font-size-asian="12pt" style:font-style-asian="normal" style:font-size-complex="12pt" style:font-style-complex="normal"/>
    </style:style>
    <style:style style:name="P2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572edc" officeooo:paragraph-rsid="000e9976" style:font-size-asian="12pt" style:font-style-asian="normal" style:font-size-complex="12pt" style:font-style-complex="normal"/>
    </style:style>
    <style:style style:name="P2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572edc" officeooo:paragraph-rsid="0010eeeb" style:font-size-asian="12pt" style:font-style-asian="normal" style:font-size-complex="12pt" style:font-style-complex="normal"/>
    </style:style>
    <style:style style:name="P2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2fce543" officeooo:paragraph-rsid="00091c48" fo:background-color="transparent" style:font-size-asian="12pt" style:font-style-asian="normal" style:font-size-complex="12pt" style:font-style-complex="normal"/>
    </style:style>
    <style:style style:name="P2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dbdf89" officeooo:paragraph-rsid="00091c48" fo:background-color="transparent" style:font-size-asian="12pt" style:font-size-complex="12pt"/>
    </style:style>
    <style:style style:name="P2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8db213" officeooo:paragraph-rsid="00091c48" fo:background-color="transparent" style:font-size-asian="12pt" style:font-size-complex="12pt"/>
    </style:style>
    <style:style style:name="P3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800000" style:text-line-through-style="solid" style:text-line-through-type="single" style:font-name="DejaVu Serif" fo:font-size="12pt" fo:language="en" fo:country="US" officeooo:rsid="0334d533" officeooo:paragraph-rsid="00091c48" fo:background-color="transparent" style:font-size-asian="12pt" style:font-size-complex="12pt"/>
    </style:style>
    <style:style style:name="P31" style:family="paragraph" style:parent-style-name="Text_20_body">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4pt" fo:language="en" fo:country="US" fo:font-weight="normal" officeooo:rsid="0746ebe1" officeooo:paragraph-rsid="000a4065" fo:background-color="#ffffff" style:font-size-asian="14pt" style:font-weight-asian="normal" style:font-size-complex="14pt" style:font-weight-complex="normal"/>
    </style:style>
    <style:style style:name="P3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reak-before="page" fo:background-color="#ffffff" fo:padding="0in" fo:border="none"/>
      <style:text-properties style:use-window-font-color="true" style:font-name="DejaVu Serif" fo:font-size="12pt" fo:language="en" fo:country="US" officeooo:rsid="03f4f125" officeooo:paragraph-rsid="0003833d" style:font-size-asian="12pt" style:font-size-complex="12pt"/>
    </style:style>
    <style:style style:name="P3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reak-before="page" fo:background-color="#ffffff" fo:padding="0in" fo:border="none"/>
      <style:text-properties style:use-window-font-color="true" style:font-name="DejaVu Serif" fo:font-size="12pt" fo:language="en" fo:country="US" officeooo:rsid="0025b5c3" officeooo:paragraph-rsid="0025b5c3" style:font-size-asian="12pt" style:font-size-complex="12pt"/>
    </style:style>
    <style:style style:name="P3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269efb" officeooo:paragraph-rsid="0025b5c3" style:font-size-asian="12pt" style:font-size-complex="12pt"/>
    </style:style>
    <style:style style:name="P3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4f125" officeooo:paragraph-rsid="0003833d" style:font-size-asian="12pt" style:font-size-complex="12pt"/>
    </style:style>
    <style:style style:name="P3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4f125" officeooo:paragraph-rsid="00509d2c" style:font-size-asian="12pt" style:font-size-complex="12pt"/>
    </style:style>
    <style:style style:name="P3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2aceb0" officeooo:paragraph-rsid="002aceb0" style:font-size-asian="12pt" style:font-size-complex="12pt"/>
    </style:style>
    <style:style style:name="P3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46353d" officeooo:paragraph-rsid="0046353d" style:font-size-asian="12pt" style:font-size-complex="12pt"/>
    </style:style>
    <style:style style:name="P3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italic" officeooo:rsid="046f8814" officeooo:paragraph-rsid="0010eeeb" style:font-size-asian="12pt" style:font-style-asian="italic" style:font-size-complex="12pt" style:font-style-complex="italic"/>
    </style:style>
    <style:style style:name="P4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weight="bold" officeooo:rsid="00494a02" officeooo:paragraph-rsid="0003833d" style:font-size-asian="12pt" style:font-weight-asian="bold" style:font-size-complex="12pt" style:font-weight-complex="bold"/>
    </style:style>
    <style:style style:name="P4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reak-before="page" fo:background-color="#ffffff" fo:padding="0in" fo:border="none"/>
      <style:text-properties style:use-window-font-color="true" style:font-name="DejaVu Serif" fo:font-size="12pt" fo:language="en" fo:country="US" officeooo:rsid="03f4f125" officeooo:paragraph-rsid="003c12ed" style:font-size-asian="12pt" style:font-size-complex="12pt"/>
    </style:style>
    <style:style style:name="T1" style:family="text">
      <style:text-properties officeooo:rsid="03f71fce"/>
    </style:style>
    <style:style style:name="T2" style:family="text">
      <style:text-properties fo:font-style="normal" style:font-style-asian="normal" style:font-style-complex="normal"/>
    </style:style>
    <style:style style:name="T3" style:family="text">
      <style:text-properties fo:font-style="normal" officeooo:rsid="043a62b0" style:font-style-asian="normal" style:font-style-complex="normal"/>
    </style:style>
    <style:style style:name="T4" style:family="text">
      <style:text-properties fo:font-style="normal" officeooo:rsid="04572edc" style:font-style-asian="normal" style:font-style-complex="normal"/>
    </style:style>
    <style:style style:name="T5" style:family="text">
      <style:text-properties fo:font-style="normal" officeooo:rsid="000e9976" style:font-style-asian="normal" style:font-style-complex="normal"/>
    </style:style>
    <style:style style:name="T6" style:family="text">
      <style:text-properties fo:font-style="normal" officeooo:rsid="00104a60" style:font-style-asian="normal" style:font-style-complex="normal"/>
    </style:style>
    <style:style style:name="T7" style:family="text">
      <style:text-properties fo:font-style="normal" style:text-underline-style="none" officeooo:rsid="003c12ed" style:font-style-asian="normal" style:font-style-complex="normal"/>
    </style:style>
    <style:style style:name="T8" style:family="text">
      <style:text-properties fo:font-style="normal" style:text-underline-style="none" officeooo:rsid="003e09fa" style:font-style-asian="normal" style:font-style-complex="normal"/>
    </style:style>
    <style:style style:name="T9" style:family="text">
      <style:text-properties fo:font-style="normal" style:text-underline-style="none" officeooo:rsid="003e88a5" style:font-style-asian="normal" style:font-style-complex="normal"/>
    </style:style>
    <style:style style:name="T10" style:family="text">
      <style:text-properties fo:font-style="normal" style:text-underline-style="none" officeooo:rsid="003ed3b9" style:font-style-asian="normal" style:font-style-complex="normal"/>
    </style:style>
    <style:style style:name="T11" style:family="text">
      <style:text-properties fo:font-style="normal" style:text-underline-style="none" officeooo:rsid="00400af8" style:font-style-asian="normal" style:font-style-complex="normal"/>
    </style:style>
    <style:style style:name="T12" style:family="text">
      <style:text-properties fo:font-style="normal" style:text-underline-style="none" officeooo:rsid="004f2b3b" style:font-style-asian="normal" style:font-style-complex="normal"/>
    </style:style>
    <style:style style:name="T13" style:family="text">
      <style:text-properties fo:font-style="normal" style:text-underline-style="none" officeooo:rsid="00509d2c" style:font-style-asian="normal" style:font-style-complex="normal"/>
    </style:style>
    <style:style style:name="T14" style:family="text">
      <style:text-properties fo:font-style="normal" style:text-underline-style="none" officeooo:rsid="0051b032" style:font-style-asian="normal" style:font-style-complex="normal"/>
    </style:style>
    <style:style style:name="T15" style:family="text">
      <style:text-properties fo:font-style="normal" style:text-underline-style="none" officeooo:rsid="0052c628" style:font-style-asian="normal" style:font-style-complex="normal"/>
    </style:style>
    <style:style style:name="T16" style:family="text">
      <style:text-properties style:text-line-through-style="solid" style:text-line-through-type="single" fo:font-style="normal" style:font-style-asian="normal" style:font-style-complex="normal"/>
    </style:style>
    <style:style style:name="T17" style:family="text">
      <style:text-properties style:text-line-through-style="solid" style:text-line-through-type="single" fo:font-style="normal" officeooo:rsid="070c4c81" style:font-style-asian="normal" style:font-style-complex="normal"/>
    </style:style>
    <style:style style:name="T18" style:family="text">
      <style:text-properties style:text-line-through-style="solid" style:text-line-through-type="single" fo:font-style="normal" style:text-underline-style="none" officeooo:rsid="003e09fa" style:font-style-asian="normal" style:font-style-complex="normal"/>
    </style:style>
    <style:style style:name="T19" style:family="text">
      <style:text-properties style:text-line-through-style="solid" style:text-line-through-type="single" fo:font-style="normal" style:text-underline-style="none" officeooo:rsid="003e88a5" style:font-style-asian="normal" style:font-style-complex="normal"/>
    </style:style>
    <style:style style:name="T20" style:family="text">
      <style:text-properties style:text-line-through-style="solid" style:text-line-through-type="single" fo:font-style="normal" style:text-underline-style="none" officeooo:rsid="003ed3b9" style:font-style-asian="normal" style:font-style-complex="normal"/>
    </style:style>
    <style:style style:name="T21" style:family="text">
      <style:text-properties fo:color="#ff0000" fo:font-style="normal" fo:font-weight="normal" officeooo:rsid="02acf0b8" style:font-style-asian="normal" style:font-weight-asian="normal" style:font-style-complex="normal" style:font-weight-complex="normal"/>
    </style:style>
    <style:style style:name="T22" style:family="text">
      <style:text-properties officeooo:rsid="0472c109"/>
    </style:style>
    <style:style style:name="T23" style:family="text">
      <style:text-properties officeooo:rsid="047a7229"/>
    </style:style>
    <style:style style:name="T24" style:family="text">
      <style:text-properties officeooo:rsid="04802760"/>
    </style:style>
    <style:style style:name="T25" style:family="text">
      <style:text-properties officeooo:rsid="048172ea"/>
    </style:style>
    <style:style style:name="T26" style:family="text">
      <style:text-properties officeooo:rsid="02dc7289"/>
    </style:style>
    <style:style style:name="T27" style:family="text">
      <style:text-properties officeooo:rsid="0018fbd8"/>
    </style:style>
    <style:style style:name="T28" style:family="text">
      <style:text-properties officeooo:rsid="0021c047"/>
    </style:style>
    <style:style style:name="T29" style:family="text">
      <style:text-properties officeooo:rsid="00276935"/>
    </style:style>
    <style:style style:name="T30" style:family="text">
      <style:text-properties officeooo:rsid="002d3931"/>
    </style:style>
    <style:style style:name="T31" style:family="text">
      <style:text-properties style:text-underline-style="none"/>
    </style:style>
    <style:style style:name="T32" style:family="text">
      <style:text-properties officeooo:rsid="0043935f"/>
    </style:style>
    <style:style style:name="T3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ol pour truc “paradoxal” : ++ si DP – ===&gt; lie a ce pb d’honnete...</text:p>
      <text:p text:style-name="P13"/>
      <text:p text:style-name="P15">3.1. <text:span text:style-name="T27">Output = primarly averages</text:span></text:p>
      <text:p text:style-name="P16">+ gene values… (osef)</text:p>
      <text:p text:style-name="P17">+ graph =&gt; ??? (not used = field)</text:p>
      <text:p text:style-name="P17">+ Network =&gt; ??</text:p>
      <text:p text:style-name="P17"/>
      <text:p text:style-name="P18">3.<text:span text:style-name="T28">1.2) RemHeroes</text:span></text:p>
      <text:p text:style-name="P14"/>
      <text:p text:style-name="P12">The immediate outputs of the simulation are average (and individual) levels of gene va<text:span text:style-name="T26">lues over time. If, as predicted, average value for the gene controlling self-sacrificial behavior stabilizes at a non-null value, and if the various parameters (and 'Honoring' genes) influence this according to our predictions, then we will have shown that biological motivations underlying self-sacrifice are a theoretical possibility. We would then study stability of the model itself over a certain range of parameters.</text:span></text:p>
      <text:p text:style-name="P28"/>
      <text:p text:style-name="P29">As detailed above, interpretation is however compounded by the current simplistic form of the model.</text:p>
      <text:p text:style-name="P30"/>
      <text:p text:style-name="P27"><text:span text:style-name="Citation"><text:span text:style-name="T21"><text:tab/></text:span></text:span></text:p>
      <text:p text:style-name="P6">Visu 1: average values &lt;&gt; value for all actually… cf 2.3.</text:p>
      <text:p text:style-name="P5"/>
      <text:p text:style-name="P5">VISUALISATION : REM HEROES</text:p>
      <text:p text:style-name="P1"/>
      <text:p text:style-name="P33">3.2. Exogenous results</text:p>
      <text:p text:style-name="P22">320: rappel comment ca marche ?? <text:span text:style-name="T32">+ precis = ?</text:span></text:p>
      <text:p text:style-name="P34">3.2.1) OK ca marche -_-</text:p>
      <text:p text:style-name="P19">3.2.2) Looking at <text:span text:style-name="T29">variation param….</text:span></text:p>
      <text:p text:style-name="P20">- maybe try with different cutoff…</text:p>
      <text:p text:style-name="P21">=&gt; conjecture : A &gt; T ?? … <text:span text:style-name="T30">OK ordre, mais demo maths ??</text:span></text:p>
      <text:p text:style-name="P21"/>
      <text:p text:style-name="P21"/>
      <text:p text:style-name="P38">RGT_10: 50-60</text:p>
      <text:p text:style-name="P38">RGT_5 + 20 : 30 en gros</text:p>
      <text:p text:style-name="P21"/>
      <text:p text:style-name="P21"/>
      <text:p text:style-name="P21"/>
      <text:p text:style-name="P21"/>
      <text:p text:style-name="P21"/>
      <text:p text:style-name="P40"><text:span text:style-name="T33"/></text:p>
      <text:p text:style-name="P1"><text:span text:style-name="Citation"><text:span text:style-name="T1">Full statistical analysis of this behavior has yet to be performed. The idea, in the following scenario, is to see if, in conditions where we would expect (alive) individuals to pay tribute to heroes on a scale comparable to the previous values of ‘Admiration’, self-sacrifice emerges as a stable strategy (as measured by gene value across the population, and as compared to results obtained in similar conditions for this base scenario).</text:span></text:span></text:p>
      <text:p text:style-name="P1"><text:span text:style-name="Citation"/></text:p>
      <text:p text:style-name="P1"><text:span text:style-name="Citation"><text:span text:style-name="T31"/></text:span></text:p>
      <text:p text:style-name="P1"><text:span text:style-name="Citation"><text:span text:style-name="T31"/></text:span></text:p>
      <text:p text:style-name="P1"><text:span text:style-name="Citation"><text:span text:style-name="T31"/></text:span></text:p>
      <text:p text:style-name="P1"><text:span text:style-name="Citation"><text:span text:style-name="T31"/></text:span></text:p>
      <text:p text:style-name="P41"><text:span text:style-name="Citation"><text:span text:style-name="T7">3.2.3) Further mathematical analysis</text:span></text:span></text:p>
      <text:p text:style-name="P2"><text:span text:style-name="Citation"><text:span text:style-name="T7">- tough...</text:span></text:span></text:p>
      <text:p text:style-name="P2"><text:span text:style-name="Citation"><text:span text:style-name="T12">[[</text:span></text:span><text:span text:style-name="Citation"><text:span text:style-name="T7">- OK Existence…. </text:span></text:span><text:span text:style-name="Citation"><text:span text:style-name="T8">Nash + 0 not ESS</text:span></text:span><text:span text:style-name="Citation"><text:span text:style-name="T12">]]</text:span></text:span></text:p>
      <text:p text:style-name="P2"><text:span text:style-name="Citation"><text:span text:style-name="T18">- </text:span></text:span><text:span text:style-name="Citation"><text:span text:style-name="T19">in addition, boundary value : p &lt; …</text:span></text:span></text:p>
      <text:p text:style-name="P3"><text:span text:style-name="Citation"><text:span text:style-name="T20">(see annex ….)</text:span></text:span></text:p>
      <text:p text:style-name="P3"><text:span text:style-name="Citation"><text:span text:style-name="T10"/></text:span></text:p>
      <text:p text:style-name="P36"><text:span text:style-name="Citation"><text:span text:style-name="T13">Nb grand children : …. </text:span></text:span><text:span text:style-name="Citation"><text:span text:style-name="T14">(but need to assume that p = small before…] </text:span></text:span><text:span text:style-name="Citation"><text:span text:style-name="T15">=&gt; interp frequentiste...</text:span></text:span></text:p>
      <text:p text:style-name="P3"><text:span text:style-name="Citation"><text:span text:style-name="T10"/></text:span></text:p>
      <text:p text:style-name="P3"><text:span text:style-name="Citation"><text:span text:style-name="T10"/></text:span></text:p>
      <text:p text:style-name="P3"><text:span text:style-name="Citation"><text:span text:style-name="T10"/></text:span></text:p>
      <text:p text:style-name="P4"><text:span text:style-name="Citation"><text:span text:style-name="T11">++++ role de h ??? Mal-compris...</text:span></text:span></text:p>
      <text:p text:style-name="P32"><text:span text:style-name="Citation"/></text:p>
      <text:p text:style-name="P23"><text:span text:style-name="Citation"><text:span text:style-name="T2">It is anticipated that keeping ‘EraseNetwork’ at 0 and ‘Rounds’ and ‘NbInteractions’ relatively low is equivalent to re-initializing networks with large number of interactions – although this should be checked.</text:span></text:span></text:p>
      <text:p text:style-name="P23"><text:span text:style-name="Citation"><text:span text:style-name="T3"/></text:span></text:p>
      <text:p text:style-name="P23"><text:span text:style-name="Citation"><text:span text:style-name="T3"/></text:span></text:p>
      <text:p text:style-name="P24"><text:span text:style-name="Citation"><text:span text:style-name="T16">When and if self-sacrifice emerges, </text:span></text:span><text:span text:style-name="Citation"><text:span text:style-name="T17">it </text:span></text:span><text:span text:style-name="Citation"><text:span text:style-name="T16">we do not expect its probability to be high, for logical reasons (as gains in status decrease when there are too many perpetrators) </text:span></text:span><text:span text:style-name="Citation"><text:span text:style-name="T2">as well as reasons relating to previous simulations (we do not expect equilibrium values to exceed that of the corresponding “exogenous” situations).</text:span></text:span></text:p>
      <text:p text:style-name="P24"><text:span text:style-name="Citation"><text:span text:style-name="T4"/></text:span></text:p>
      <text:p text:style-name="P24"><text:span text:style-name="Citation"><text:span text:style-name="T4"/></text:span></text:p>
      <text:p text:style-name="P24"><text:span text:style-name="Citation"><text:span text:style-name="T4"/></text:span></text:p>
      <text:p text:style-name="P25"><text:span text:style-name="Citation"><text:span text:style-name="T5">Graphes: un peu con finalement, vu le cutoff…</text:span></text:span></text:p>
      <text:p text:style-name="P26"><text:span text:style-name="Citation"><text:span text:style-name="T6">= BINAIRE… =&gt; dur d’interpreter bcp</text:span></text:span></text:p>
      <text:p text:style-name="P26"><text:span text:style-name="Citation"><text:span text:style-name="T6"/></text:span></text:p>
      <text:p text:style-name="P26"><text:span text:style-name="Citation"><text:span text:style-name="T6"/></text:span></text:p>
      <text:p text:style-name="P39">2. 5. Limits and possible refinements of the model</text:p>
      <text:p text:style-name="P7"/>
      <text:p text:style-name="P7">‘<text:span text:style-name="T22">MaxOffer’ thus imposes a paradoxical arbitrary limit: if it is too low, we would not expect self-sacrifice to emerge, as honoring of heroes by patriots should not yield enough potential benefits for heroes’ children (see 2.1). </text:span></text:p>
      <text:p text:style-name="P7"/>
      <text:p text:style-name="P8">This is further motivation to explore a “differential costs” option, whereby dishonest signaling is assumed to be costlier than honest signaling (e.g. for the same type of reason, as non-patriots opportunity costs are higher, as they are engaged elsewhere / have other opportunities to invest in themselves…). <text:span text:style-name="T23">This could allow for less straightforward results, as we would expect both signals to emerge above a certain threshold (for the ‘DishonestPremium’) and not under, without this threshold being immediately obvious. </text:span></text:p>
      <text:p text:style-name="P8"/>
      <text:p text:style-name="P9">However, we expect both treatments to be mathematically equivalent, <text:span text:style-name="T24">as the poverty of our (expected) ability to modify final outcomes by varying parameter values derives from the poverty of the model itself. In a second-stage, the model could be refined:</text:span></text:p>
      <text:p text:style-name="P9">- <text:span text:style-name="T25">by allowing for more categories of patriotism, and the corresponding genes ;</text:span></text:p>
      <text:p text:style-name="P9">- <text:span text:style-name="T25">or, better yet, by allowing for continuous (or a large number of discrete values for) patriotism, and replacing genes by social learning of investment in honoring.</text:span></text:p>
      <text:p text:style-name="P10"><text:soft-page-break/></text:p>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8:07:56.898451569</meta:creation-date>
    <meta:generator>LibreOffice/6.2.1.2$Linux_X86_64 LibreOffice_project/20$Build-2</meta:generator>
    <dc:date>2019-05-30T15:45:48.800933547</dc:date>
    <meta:editing-duration>P1DT5H58M46S</meta:editing-duration>
    <meta:editing-cycles>53</meta:editing-cycles>
    <meta:document-statistic meta:table-count="0" meta:image-count="0" meta:object-count="0" meta:page-count="5" meta:paragraph-count="38" meta:word-count="611" meta:character-count="3734" meta:non-whitespace-character-count="3153"/>
  </office:meta>
</office:document-meta>
</file>